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Bundle.install( String location , PrintWriter out , PrintWriter er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llBundle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